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text" style:name="a8b3374">
      <style:text-properties/>
    </style:style>
    <style:style style:family="table-cell" style:name="a943be2">
      <style:table-cell-properties fo:border-top="0.18mm solid #000000"/>
    </style:style>
    <style:style style:family="table-cell" style:name="af06022">
      <style:table-cell-properties fo:border-top="0.18mm solid #000000"/>
    </style:style>
    <style:style style:family="table-row" style:name="a597bb0">
      <style:table-row-properties style:row-height="0.0mm"/>
    </style:style>
    <style:style style:family="table-cell" style:name="a97af6b">
      <style:table-cell-properties fo:border-bottom="0.18mm solid #000000"/>
    </style:style>
    <style:style style:family="table-cell" style:name="a8a853c">
      <style:table-cell-properties fo:border-bottom="0.18mm solid #000000"/>
    </style:style>
    <style:style style:family="table-column" style:name="aee0910">
      <style:table-column-properties style:rel-column-width="7679*"/>
    </style:style>
    <style:style style:family="table-column" style:name="a33f707">
      <style:table-column-properties style:rel-column-width="640*"/>
    </style:style>
    <style:style style:family="table-column" style:name="ae43f6e">
      <style:table-column-properties style:rel-column-width="7679*"/>
    </style:style>
    <style:style style:family="table" style:name="a314c66">
      <style:table-properties style:rel-width="100%"/>
    </style:style>
    <style:style style:family="paragraph" style:name="a197603">
      <style:paragraph-properties fo:margin-top="12.7mm"/>
    </style:style>
    <style:style style:family="table-row" style:name="a8bcffa">
      <style:table-row-properties style:row-height="7.93mm"/>
    </style:style>
    <style:style style:family="table-row" style:name="a55ac91">
      <style:table-row-properties style:row-height="7.93mm"/>
    </style:style>
    <style:style style:family="table-column" style:name="a65ee91">
      <style:table-column-properties style:rel-column-width="14418*"/>
    </style:style>
    <style:style style:family="table-column" style:name="a3a7fe9">
      <style:table-column-properties style:rel-column-width="1582*"/>
    </style:style>
    <style:style style:family="table" style:name="ab619b2" style:parent-style-name="FieldTripLetterTable">
      <style:table-properties style:rel-width="100%"/>
    </style:style>
    <style:style style:family="text" style:name="a76789e">
      <style:text-properties/>
    </style:style>
    <style:style style:family="paragraph" style:list-style-name="L30031" style:name="a24a91e" style:parent-style-name="ListParagraph">
      <style:paragraph-properties/>
    </style:style>
    <style:style style:family="paragraph" style:list-style-name="L30031" style:name="a3f4926" style:parent-style-name="ListParagraph">
      <style:paragraph-properties/>
    </style:style>
    <style:style style:family="table-cell" style:name="a7aa25f">
      <style:table-cell-properties fo:border-top="0.18mm solid #000000"/>
    </style:style>
    <style:style style:family="table-cell" style:name="ad8747f">
      <style:table-cell-properties fo:border-top="0.18mm solid #000000"/>
    </style:style>
    <style:style style:family="table-row" style:name="a1e6e74">
      <style:table-row-properties style:row-height="0.0mm"/>
    </style:style>
    <style:style style:family="table-cell" style:name="a6498c7">
      <style:table-cell-properties fo:border-bottom="0.18mm solid #000000"/>
    </style:style>
    <style:style style:family="table-cell" style:name="a905e26">
      <style:table-cell-properties fo:border-bottom="0.18mm solid #000000"/>
    </style:style>
    <style:style style:family="table-column" style:name="a950404">
      <style:table-column-properties style:rel-column-width="7679*"/>
    </style:style>
    <style:style style:family="table-column" style:name="a36ee98">
      <style:table-column-properties style:rel-column-width="640*"/>
    </style:style>
    <style:style style:family="table-column" style:name="a3e5909">
      <style:table-column-properties style:rel-column-width="7679*"/>
    </style:style>
    <style:style style:family="table" style:name="a9d501d">
      <style:table-properties style:width="16.0cm" table:align="left"/>
    </style:style>
    <style:style style:family="paragraph" style:name="a8183a2">
      <style:paragraph-properties fo:margin-top="12.7mm"/>
    </style:style>
    <style:style style:family="table-row" style:name="a345801">
      <style:table-row-properties style:row-height="7.93mm"/>
    </style:style>
    <style:style style:family="table-row" style:name="a5e70e2">
      <style:table-row-properties style:row-height="7.93mm"/>
    </style:style>
    <style:style style:family="table-column" style:name="ab1d1db">
      <style:table-column-properties style:rel-column-width="14418*"/>
    </style:style>
    <style:style style:family="table-column" style:name="a0c886a">
      <style:table-column-properties style:rel-column-width="1582*"/>
    </style:style>
    <style:style style:family="table" style:name="a9db0b2" style:parent-style-name="FieldTripLetterTable">
      <style:table-properties style:rel-width="100%"/>
    </style:style>
    <style:style style:family="table-row" style:name="a062cf1">
      <style:table-row-properties style:row-height="25.4mm"/>
    </style:style>
    <style:style style:family="table-column" style:name="ad9f705">
      <style:table-column-properties style:rel-column-width="16000*"/>
    </style:style>
    <style:style style:family="table" style:name="acfbf5a" style:parent-style-name="FieldTripLetterTable">
      <style:table-properties style:rel-width="100%"/>
    </style:style>
    <style:style style:family="paragraph" style:list-style-name="L1" style:name="a349076" style:parent-style-name="ListParagraph">
      <style:paragraph-properties/>
    </style:style>
    <style:style style:family="table-cell" style:name="aa1011f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6106b6" style:parent-style-name="ListParagraph">
      <style:paragraph-properties/>
    </style:style>
    <style:style style:family="table-cell" style:name="a9e7fec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2636eb" style:parent-style-name="ListParagraph">
      <style:paragraph-properties/>
    </style:style>
    <style:style style:family="table-cell" style:name="ad12d96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row" style:name="a7933b2">
      <style:table-row-properties style:row-height="93.66mm"/>
    </style:style>
    <style:style style:family="table-column" style:name="a81acee">
      <style:table-column-properties style:rel-column-width="56*"/>
    </style:style>
    <style:style style:family="table-column" style:name="a959365">
      <style:table-column-properties style:rel-column-width="17*"/>
    </style:style>
    <style:style style:family="table-column" style:name="ab46cfb">
      <style:table-column-properties style:rel-column-width="27*"/>
    </style:style>
    <style:style style:family="table" style:name="a9bc96c">
      <style:table-properties style:width="17.0cm" table:align="left"/>
    </style:style>
    <text:list-style style:name="L30031">
      <text:list-level-style-number style:num-format="i" style:num-suffix="." text:display-levels="1" text:level="1" text:start-value="1">
        <style:list-level-properties fo:text-align="left" text:list-level-position-and-space-mode="label-alignment">
          <style:list-level-label-alignment fo:margin-left="12.7mm" fo:text-indent="-6.35mm" text:label-followed-by="listtab"/>
        </style:list-level-properties>
      </text:list-level-style-number>
      <text:list-level-style-number style:num-format="i" style:num-suffix="." text:display-levels="1" text:level="2" text:start-value="1">
        <style:list-level-properties fo:text-align="left" text:list-level-position-and-space-mode="label-alignment">
          <style:list-level-label-alignment fo:margin-left="25.4mm" fo:text-indent="-6.35mm" text:label-followed-by="listtab"/>
        </style:list-level-properties>
      </text:list-level-style-number>
      <text:list-level-style-number style:num-format="i" style:num-suffix="." text:display-levels="1" text:level="3" text:start-value="1">
        <style:list-level-properties fo:text-align="left" text:list-level-position-and-space-mode="label-alignment">
          <style:list-level-label-alignment fo:margin-left="38.1mm" fo:text-indent="-6.35mm" text:label-followed-by="listtab"/>
        </style:list-level-properties>
      </text:list-level-style-number>
      <text:list-level-style-number style:num-format="i" style:num-suffix="." text:display-levels="1" text:level="4" text:start-value="1">
        <style:list-level-properties fo:text-align="left" text:list-level-position-and-space-mode="label-alignment">
          <style:list-level-label-alignment fo:margin-left="50.8mm" fo:text-indent="-6.35mm" text:label-followed-by="listtab"/>
        </style:list-level-properties>
      </text:list-level-style-number>
      <text:list-level-style-number style:num-format="i" style:num-suffix="." text:display-levels="1" text:level="5" text:start-value="1">
        <style:list-level-properties fo:text-align="left" text:list-level-position-and-space-mode="label-alignment">
          <style:list-level-label-alignment fo:margin-left="63.5mm" fo:text-indent="-6.35mm" text:label-followed-by="listtab"/>
        </style:list-level-properties>
      </text:list-level-style-number>
      <text:list-level-style-number style:num-format="i" style:num-suffix="." text:display-levels="1" text:level="6" text:start-value="1">
        <style:list-level-properties fo:text-align="left" text:list-level-position-and-space-mode="label-alignment">
          <style:list-level-label-alignment fo:margin-left="76.2mm" fo:text-indent="-6.35mm" text:label-followed-by="listtab"/>
        </style:list-level-properties>
      </text:list-level-style-number>
      <text:list-level-style-number style:num-format="i" style:num-suffix="." text:display-levels="1" text:level="7" text:start-value="1">
        <style:list-level-properties fo:text-align="left" text:list-level-position-and-space-mode="label-alignment">
          <style:list-level-label-alignment fo:margin-left="88.9mm" fo:text-indent="-6.35mm" text:label-followed-by="listtab"/>
        </style:list-level-properties>
      </text:list-level-style-number>
      <text:list-level-style-number style:num-format="i" style:num-suffix="." text:display-levels="1" text:level="8" text:start-value="1">
        <style:list-level-properties fo:text-align="left" text:list-level-position-and-space-mode="label-alignment">
          <style:list-level-label-alignment fo:margin-left="101.6mm" fo:text-indent="-6.35mm" text:label-followed-by="listtab"/>
        </style:list-level-properties>
      </text:list-level-style-number>
      <text:list-level-style-number style:num-format="i" style:num-suffix="." text:display-levels="1" text:level="9" text:start-value="1">
        <style:list-level-properties fo:text-align="left" text:list-level-position-and-space-mode="label-alignment">
          <style:list-level-label-alignment fo:margin-left="114.3mm" fo:text-indent="-6.35mm" text:label-followed-by="listtab"/>
        </style:list-level-properties>
      </text:list-level-style-number>
    </text:list-style>
    <text:list-style style:name="L1">
      <text:list-level-style-bullet text:bullet-char="" text:level="1">
        <style:list-level-properties fo:text-align="left" text:list-level-position-and-space-mode="label-alignment">
          <style:list-level-label-alignment fo:margin-left="12.7mm" fo:text-indent="-6.35mm" text:label-followed-by="listtab"/>
        </style:list-level-properties>
      </text:list-level-style-bullet>
      <text:list-level-style-bullet text:bullet-char="○" text:level="2">
        <style:list-level-properties fo:text-align="left" text:list-level-position-and-space-mode="label-alignment">
          <style:list-level-label-alignment fo:margin-left="25.4mm" fo:text-indent="-6.35mm" text:label-followed-by="listtab"/>
        </style:list-level-properties>
      </text:list-level-style-bullet>
      <text:list-level-style-bullet text:bullet-char="■" text:level="3">
        <style:list-level-properties fo:text-align="left" text:list-level-position-and-space-mode="label-alignment">
          <style:list-level-label-alignment fo:margin-left="38.1mm" fo:text-indent="-6.35mm" text:label-followed-by="listtab"/>
        </style:list-level-properties>
      </text:list-level-style-bullet>
      <text:list-level-style-bullet text:bullet-char="" text:level="4">
        <style:list-level-properties fo:text-align="left" text:list-level-position-and-space-mode="label-alignment">
          <style:list-level-label-alignment fo:margin-left="50.8mm" fo:text-indent="-6.35mm" text:label-followed-by="listtab"/>
        </style:list-level-properties>
      </text:list-level-style-bullet>
      <text:list-level-style-bullet text:bullet-char="○" text:level="5">
        <style:list-level-properties fo:text-align="left" text:list-level-position-and-space-mode="label-alignment">
          <style:list-level-label-alignment fo:margin-left="63.5mm" fo:text-indent="-6.35mm" text:label-followed-by="listtab"/>
        </style:list-level-properties>
      </text:list-level-style-bullet>
      <text:list-level-style-bullet text:bullet-char="■" text:level="6">
        <style:list-level-properties fo:text-align="left" text:list-level-position-and-space-mode="label-alignment">
          <style:list-level-label-alignment fo:margin-left="76.2mm" fo:text-indent="-6.35mm" text:label-followed-by="listtab"/>
        </style:list-level-properties>
      </text:list-level-style-bullet>
      <text:list-level-style-bullet text:bullet-char="" text:level="7">
        <style:list-level-properties fo:text-align="left" text:list-level-position-and-space-mode="label-alignment">
          <style:list-level-label-alignment fo:margin-left="88.9mm" fo:text-indent="-6.35mm" text:label-followed-by="listtab"/>
        </style:list-level-properties>
      </text:list-level-style-bullet>
      <text:list-level-style-bullet text:bullet-char="○" text:level="8">
        <style:list-level-properties fo:text-align="left" text:list-level-position-and-space-mode="label-alignment">
          <style:list-level-label-alignment fo:margin-left="101.6mm" fo:text-indent="-6.35mm" text:label-followed-by="listtab"/>
        </style:list-level-properties>
      </text:list-level-style-bullet>
      <text:list-level-style-bullet text:bullet-char="■" text:level="9">
        <style:list-level-properties fo:text-align="left" text:list-level-position-and-space-mode="label-alignment">
          <style:list-level-label-alignment fo:margin-left="114.3mm" fo:text-indent="-6.35mm" text:label-followed-by="listtab"/>
        </style:list-level-properties>
      </text:list-level-style-bullet>
    </text:list-style>
    <style:style style:family="paragraph" style:list-style-name="L1" style:name="ac48dbd" style:parent-style-name="ListParagraph">
      <style:paragraph-properties/>
    </style:style>
    <style:style style:family="paragraph" style:list-style-name="L1" style:name="a034caa" style:parent-style-name="ListParagraph">
      <style:paragraph-properties/>
    </style:style>
    <style:style style:family="paragraph" style:list-style-name="L1" style:name="afe248b" style:parent-style-name="ListParagraph">
      <style:paragraph-properties/>
    </style:style>
    <style:style style:family="paragraph" style:list-style-name="L1" style:name="a839338" style:parent-style-name="ListParagraph">
      <style:paragraph-properties/>
    </style:style>
    <style:style style:family="paragraph" style:name="a930e35">
      <style:paragraph-properties/>
      <style:text-properties/>
    </style:style>
  </office:automatic-styles>
  <office:body>
    <office:text>
      <table:table table:style-name="a9bc96c">
        <table:table-column table:style-name="ab46cfb"/>
        <table:table-column table:style-name="a959365"/>
        <table:table-column table:style-name="a81acee"/>
        <table:table-row table:style-name="a7933b2">
          <table:table-cell table:style-name="ad12d96">
            <text:list text:continue-numbering="true" text:style-name="L1">
              <text:list-item>
                <text:p text:style-name="a2636eb"/>
              </text:list-item>
            </text:list>
          </table:table-cell>
          <table:table-cell table:style-name="a9e7fec">
            <text:list text:continue-numbering="true" text:style-name="L1">
              <text:list-item>
                <text:p text:style-name="a6106b6"/>
              </text:list-item>
            </text:list>
          </table:table-cell>
          <table:table-cell table:style-name="aa1011f">
            <text:list text:continue-numbering="true" text:style-name="L1">
              <text:list-item>
                <text:p text:style-name="a349076">1</text:p>
              </text:list-item>
            </text:list>
            <text:p text:style-name="a930e35">2<text:span text:style-name="a76789e">Notfallkontakt:</text:span></text:p>
            <table:table table:style-name="ab619b2">
              <table:table-column table:style-name="a3a7fe9"/>
              <table:table-column table:style-name="a65ee91"/>
              <table:table-row table:style-name="a55ac91">
                <table:table-cell>
                  <text:p>Name:</text:p>
                </table:table-cell>
                <table:table-cell>
                  <text:p/>
                </table:table-cell>
              </table:table-row>
              <table:table-row table:style-name="a8bcffa">
                <table:table-cell>
                  <text:p>Telefon:</text:p>
                </table:table-cell>
                <table:table-cell>
                  <text:p/>
                </table:table-cell>
              </table:table-row>
            </table:table>
            <text:p text:style-name="a197603">Mein Kind darf im Notfall medizinisch betreut werden.</text:p>
            <table:table table:style-name="a314c66">
              <table:table-column table:style-name="ae43f6e"/>
              <table:table-column table:style-name="a33f707"/>
              <table:table-column table:style-name="aee0910"/>
              <table:table-row>
                <table:table-cell table:style-name="a8a853c">
                  <text:p/>
                </table:table-cell>
                <table:table-cell>
                  <text:p/>
                </table:table-cell>
                <table:table-cell table:style-name="a97af6b">
                  <text:p/>
                </table:table-cell>
              </table:table-row>
              <table:table-row table:style-name="a597bb0">
                <table:table-cell table:style-name="af06022">
                  <text:p>Unterschrift der Eltern/eines Erziehungsberechtigten</text:p>
                </table:table-cell>
                <table:table-cell>
                  <text:p/>
                </table:table-cell>
                <table:table-cell table:style-name="a943be2">
                  <text:p>Datum</text:p>
                </table:table-cell>
              </table:table-row>
            </table:table>
            <text:p text:style-name="Standard"/>
            <text:list text:continue-numbering="true" text:style-name="L1">
              <text:list-item>
                <text:p text:style-name="a839338"><text:span text:style-name="a8b3374">a</text:span></text:p>
              </text:list-item>
            </text:list>
            <text:list text:continue-numbering="true" text:style-name="L1">
              <text:list-item>
                <text:p text:style-name="a034caa">3</text:p>
              </text:list-item>
              <text:list-item>
                <text:p text:style-name="afe248b"/>
              </text:list-item>
            </text:list>
          </table:table-cell>
        </table:table-row>
      </table:table>
      <text:p text:style-name="Standard"/>
      <table:table table:style-name="acfbf5a">
        <table:table-column table:style-name="ad9f705"/>
        <table:table-row table:style-name="a062cf1">
          <table:table-cell>
            <text:p/>
          </table:table-cell>
        </table:table-row>
      </table:table>
      <text:p>Notfallkontakt:</text:p>
      <table:table table:style-name="a9db0b2">
        <table:table-column table:style-name="a0c886a"/>
        <table:table-column table:style-name="ab1d1db"/>
        <table:table-row table:style-name="a5e70e2">
          <table:table-cell>
            <text:p>Name:</text:p>
          </table:table-cell>
          <table:table-cell>
            <text:p/>
          </table:table-cell>
        </table:table-row>
        <table:table-row table:style-name="a345801">
          <table:table-cell>
            <text:p>Telefon:</text:p>
          </table:table-cell>
          <table:table-cell>
            <text:p/>
          </table:table-cell>
        </table:table-row>
      </table:table>
      <text:p text:style-name="a8183a2">Mein Kind darf im Notfall medizinisch betreut werden.</text:p>
      <table:table table:style-name="a9d501d">
        <table:table-column table:style-name="a3e5909"/>
        <table:table-column table:style-name="a36ee98"/>
        <table:table-column table:style-name="a950404"/>
        <table:table-row>
          <table:table-cell table:style-name="a905e26">
            <text:p/>
          </table:table-cell>
          <table:table-cell>
            <text:p/>
          </table:table-cell>
          <table:table-cell table:style-name="a6498c7">
            <text:p/>
          </table:table-cell>
        </table:table-row>
        <table:table-row table:style-name="a1e6e74">
          <table:table-cell table:style-name="ad8747f">
            <text:p>Unterschrift der Eltern/eines Erziehungsberechtigten</text:p>
          </table:table-cell>
          <table:table-cell>
            <text:p/>
          </table:table-cell>
          <table:table-cell table:style-name="a7aa25f">
            <text:p>Datum</text:p>
          </table:table-cell>
        </table:table-row>
      </table:table>
      <text:p text:style-name="Standard"/>
      <text:list text:continue-numbering="true" text:style-name="L30031">
        <text:list-item>
          <text:p text:style-name="a3f4926">a</text:p>
        </text:list-item>
      </text:list>
      <text:list text:continue-numbering="true" text:style-name="L30031">
        <text:list-item>
          <text:p text:style-name="a24a91e"/>
        </text:list-item>
      </text:list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display-name="Table Contents" style:family="paragraph" style:name="Table_20_Contents" style:parent-style-name="Standard"/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/>
    </style:style>
    <style:style style:family="paragraph" style:name="Index" style:parent-style-name="Standard">
      <style:text-properties style:font-name-complex="Mangal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default-style style:family="graphic">
      <style:text-properties fo:country="DE" fo:font-size="12.0pt" fo:language="de" style:font-size-asian="12.0pt" style:use-window-font-color="true"/>
    </style:default-style>
    <style:style style:display-name="List Paragraph" style:family="paragraph" style:name="ListParagraph" style:next-style-name="ListParagraph" style:parent-style-name="Standard">
      <style:paragraph-properties fo:margin-left="12.7mm"/>
    </style: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7:13</dc:date>
    <meta:editing-cycles>2</meta:editing-cycles>
    <meta:editing-duration>PT0.023S</meta:editing-duration>
  </office:meta>
</office:document-meta>
</file>